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56M12S">
            <text:p>10:56:12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57M12S">
            <text:p>10:57:12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02.733333333333">
            <text:p>103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0.2333333333333">
            <text:p>20.2</text:p>
          </table:table-cell>
          <table:table-cell table:style-name="ce4" office:value-type="float" office:value="2.83333333333333">
            <text:p>2.8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73.0333333333333">
            <text:p>73.0</text:p>
          </table:table-cell>
          <table:table-cell table:style-name="ce4" office:value-type="float" office:value="23.0666666666667">
            <text:p>23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192">
            <text:p>192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5.4">
            <text:p>45.4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7.1">
            <text:p>7.1</text:p>
          </table:table-cell>
          <table:table-cell table:style-name="ce4" office:value-type="float" office:value="98.1">
            <text:p>98.1</text:p>
          </table:table-cell>
          <table:table-cell table:style-name="ce4" office:value-type="float" office:value="49.9">
            <text:p>49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434H56M42S">
            <text:p>10:56:42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24382207578254">
            <text:p>2.2</text:p>
          </table:table-cell>
          <table:table-cell table:style-name="ce4" office:value-type="float" office:value="1.58823529411765">
            <text:p>1.6</text:p>
          </table:table-cell>
          <table:table-cell table:style-name="ce4" office:value-type="float" office:value="1.82051282051282">
            <text:p>1.8</text:p>
          </table:table-cell>
          <table:table-cell table:style-name="ce4" office:value-type="float" office:value="1.34322227293473">
            <text:p>1.3</text:p>
          </table:table-cell>
          <table:table-cell table:style-name="ce4" office:value-type="float" office:value="2.16329479768786">
            <text:p>2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81.744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04">
            <text:p>04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56.11S">
            <text:p>00:10:5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6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532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4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284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0"/>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141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265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4865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4"/>88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553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17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2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5300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4950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6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08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36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4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597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390756 0 143402 68007548 46032 3 2940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10449 0 43697 16948000 12703 3 2458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93387 0 28912 17036792 5440 0 144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91518 0 33001 17022989 5477 0 140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95400 0 37791 16999765 22411 0 196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983073 54 6 0 0 0 0 2 0 1 0 0 0 123 0 197991 69 0 0 0 0 0 0 0 22 0 0 0 0 0 0 0 0 409660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766556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02129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720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4052680 0 4379874 895215 3038851 198032 0 3 1334206 14345 419215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8960 <text:s text:c="4"/>120 <text:s text:c="3"/>0 <text:s text:c="3"/>0 <text:s text:c="3"/>0 <text:s text:c="4"/>0 <text:s text:c="9"/>0 <text:s text:c="8"/>0 <text:s text:c="4"/>8960 <text:s text:c="4"/>12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12747699 3478226 <text:s text:c="3"/>0 <text:s/>608 <text:s text:c="3"/>0 <text:s text:c="4"/>0 <text:s text:c="9"/>0 <text:s text:c="8"/>0 1694088266 133819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8017 7543 1082246 255452 179971 1930057 16936272 15031800 0 631404 153492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7915 7512 1081194 254868 179968 1930055 16936248 15031784 0 631216 153486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8 0 0 0 0 0 8 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64 1 2 24 16 0 380 38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11 2138019 21 23 5 62 13840 104394 20 0 1 0 4 2924544 396 4294967295 13688832 13788668 3220096992 3220091964 16577558 0 0 4096 536946211 3223525726 0 0 0 1 0 0 8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4 396 297 25 0 137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478226 errors:0 dropped:608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33819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12747699 (412.7 MB) <text:s/>TX bytes:1694088266 (1.6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20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2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8960 (8.9 KB) <text:s/>TX bytes:8960 (8.9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91 <text:s text:c="5"/>4089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13.8">
            <text:p>13.8</text:p>
          </table:table-cell>
          <table:table-cell office:value-type="float" office:value="3.5">
            <text:p>3.5</text:p>
          </table:table-cell>
          <table:table-cell office:value-type="float" office:value="7.1">
            <text:p>7.1</text:p>
          </table:table-cell>
          <table:table-cell office:value-type="float" office:value="75.5">
            <text:p>75.5</text:p>
          </table:table-cell>
          <table:table-cell office:value-type="float" office:value="17.3">
            <text:p>17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45.4">
            <text:p>45.4</text:p>
          </table:table-cell>
          <table:table-cell office:value-type="float" office:value="4.5">
            <text:p>4.5</text:p>
          </table:table-cell>
          <table:table-cell office:value-type="float" office:value="4.6">
            <text:p>4.6</text:p>
          </table:table-cell>
          <table:table-cell office:value-type="float" office:value="45.5">
            <text:p>45.5</text:p>
          </table:table-cell>
          <table:table-cell office:value-type="float" office:value="49.9">
            <text:p>49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2333333333333">
            <text:p>20.23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83333333333333">
            <text:p>2.83</text:p>
          </table:table-cell>
          <table:table-cell office:value-type="float" office:value="3.9">
            <text:p>3.9</text:p>
          </table:table-cell>
          <table:table-cell office:value-type="float" office:value="73.0333333333333">
            <text:p>73.03</text:p>
          </table:table-cell>
          <table:table-cell office:value-type="float" office:value="23.0666666666667">
            <text:p>23.0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7.3666666666667">
            <text:p>17.4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1">
            <text:p>1.0</text:p>
          </table:table-cell>
          <table:table-cell table:style-name="ce10" office:value-type="float" office:value="79.1">
            <text:p>79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0.4">
            <text:p>20.4</text:p>
          </table:table-cell>
          <table:table-cell table:style-name="ce10" office:value-type="float" office:value="2.53333333333333">
            <text:p>2.5</text:p>
          </table:table-cell>
          <table:table-cell table:style-name="ce10" office:value-type="float" office:value="1.73333333333333">
            <text:p>1.7</text:p>
          </table:table-cell>
          <table:table-cell table:style-name="ce10" office:value-type="float" office:value="75.3666666666667">
            <text:p>75.4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9.8666666666667">
            <text:p>19.9</text:p>
          </table:table-cell>
          <table:table-cell table:style-name="ce10" office:value-type="float" office:value="2.7">
            <text:p>2.7</text:p>
          </table:table-cell>
          <table:table-cell table:style-name="ce10" office:value-type="float" office:value="1.73333333333333">
            <text:p>1.7</text:p>
          </table:table-cell>
          <table:table-cell table:style-name="ce10" office:value-type="float" office:value="75.6">
            <text:p>75.6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1.5333333333333">
            <text:p>21.5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10.8">
            <text:p>10.8</text:p>
          </table:table-cell>
          <table:table-cell table:style-name="ce10" office:value-type="float" office:value="64.4333333333333">
            <text:p>64.4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0">
            <text:p>0</text:p>
          </table:table-cell>
          <table:table-cell office:value-type="float" office:value="1684">
            <text:p>1684</text:p>
          </table:table-cell>
          <table:table-cell office:value-type="float" office:value="192">
            <text:p>19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0">
            <text:p>0</text:p>
          </table:table-cell>
          <table:table-cell office:value-type="float" office:value="1040.8">
            <text:p>1040.8</text:p>
          </table:table-cell>
          <table:table-cell office:value-type="float" office:value="116.2">
            <text:p>116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908.266666666667">
            <text:p>908.3</text:p>
          </table:table-cell>
          <table:table-cell table:style-name="ce11" table:formula="of:=AVERAGE([.D2:.D4])" office:value-type="float" office:value="102.733333333333">
            <text:p>102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530.048306909375">
            <text:p>530.0</text:p>
          </table:table-cell>
          <table:table-cell table:style-name="ce11" table:formula="of:=IF([.D6]=0;0;MAX(SUMPRODUCT([.D2:.D4];[.D2:.D4])/SUM([.D2:.D4])-[.D6];0))" office:value-type="float" office:value="60.6879515466148">
            <text:p>60.7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45.685026423958">
            <text:p>245.7</text:p>
          </table:table-cell>
          <table:table-cell table:style-name="ce11" table:formula="of:=ABS(MAX([.D2:.D4])-[.D6]-[.D7])" office:value-type="float" office:value="28.5787151200519">
            <text:p>28.6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table:number-columns-repeated="2" office:value-type="float" office:value="8.8">
            <text:p>8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.6">
            <text:p>17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">
            <text:p>1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5.93333333333333">
            <text:p>5.9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draw:notify-on-update-of-ranges="DISKBSIZE.B1:DISKBSIZE.E1 DISKBSIZE.B6:DISKBSIZE.E6 DISKBSIZE.B7:DISKBSIZE.E7 DISKBSIZE.B8:DISKBSIZE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5.93333333333333">
            <text:p>5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.96779026217228">
            <text:p>3.0</text:p>
          </table:table-cell>
          <table:table-cell table:style-name="ce11" table:formula="of:=IF([.C6]=0;0;MAX(SUMPRODUCT([.C2:.C4];[.C2:.C4])/SUM([.C2:.C4])-[.C6];0))" office:value-type="float" office:value="2.96779026217228">
            <text:p>3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0988764044943817">
            <text:p>0.1</text:p>
          </table:table-cell>
          <table:table-cell table:style-name="ce11" table:formula="of:=ABS(MAX([.C2:.C4])-[.C6]-[.C7])" office:value-type="float" office:value="0.0988764044943817">
            <text:p>0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8.90112359550562">
            <text:p>8.9</text:p>
          </table:table-cell>
          <table:table-cell table:style-name="ce11" table:formula="of:=[.C6]+ [.C7]" office:value-type="float" office:value="8.90112359550562">
            <text:p>8.9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table:number-columns-repeated="2" office:value-type="float" office:value="39.6">
            <text:p>39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9.2">
            <text:p>79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24.5">
            <text:p>24.5</text:p>
          </table:table-cell>
          <table:table-cell office:value-type="float" office:value="24.4">
            <text:p>24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8.9">
            <text:p>48.9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1.3666666666667">
            <text:p>21.4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draw:notify-on-update-of-ranges="DISKBUSY.B1:DISKBUSY.E1 DISKBUSY.B6:DISKBUSY.E6 DISKBUSY.B7:DISKBUSY.E7 DISKBUSY.B8:DISKBUSY.E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21.3333333333333">
            <text:p>21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2.461882475299">
            <text:p>12.5</text:p>
          </table:table-cell>
          <table:table-cell table:style-name="ce11" table:formula="of:=IF([.C6]=0;0;MAX(SUMPRODUCT([.C2:.C4];[.C2:.C4])/SUM([.C2:.C4])-[.C6];0))" office:value-type="float" office:value="12.4716666666667">
            <text:p>12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5.77145085803432">
            <text:p>5.8</text:p>
          </table:table-cell>
          <table:table-cell table:style-name="ce11" table:formula="of:=ABS(MAX([.C2:.C4])-[.C6]-[.C7])" office:value-type="float" office:value="5.795">
            <text:p>5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33.8285491419657">
            <text:p>33.8</text:p>
          </table:table-cell>
          <table:table-cell table:style-name="ce11" table:formula="of:=[.C6]+ [.C7]" office:value-type="float" office:value="33.805">
            <text:p>33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draw:notify-on-update-of-ranges="DISKREAD.B1:DISKREAD.E1 DISKREAD.B6:DISKREAD.E6 DISKREAD.B7:DISKREAD.E7 DISKREAD.B8:DISKREAD.E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table:number-columns-repeated="2" office:value-type="float" office:value="842">
            <text:p>84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84">
            <text:p>168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table:number-columns-repeated="2" office:value-type="float" office:value="520.4">
            <text:p>52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40.8">
            <text:p>104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54.133333333333">
            <text:p>454.1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draw:notify-on-update-of-ranges="DISKWRITE.B1:DISKWRITE.E1 DISKWRITE.B6:DISKWRITE.E6 DISKWRITE.B7:DISKWRITE.E7 DISKWRITE.B8:DISKWRITE.E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454.133333333333">
            <text:p>454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65.024153454688">
            <text:p>265.0</text:p>
          </table:table-cell>
          <table:table-cell table:style-name="ce11" table:formula="of:=IF([.C6]=0;0;MAX(SUMPRODUCT([.C2:.C4];[.C2:.C4])/SUM([.C2:.C4])-[.C6];0))" office:value-type="float" office:value="265.024153454688">
            <text:p>265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22.842513211979">
            <text:p>122.8</text:p>
          </table:table-cell>
          <table:table-cell table:style-name="ce11" table:formula="of:=ABS(MAX([.C2:.C4])-[.C6]-[.C7])" office:value-type="float" office:value="122.842513211979">
            <text:p>122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719.157486788021">
            <text:p>719.2</text:p>
          </table:table-cell>
          <table:table-cell table:style-name="ce11" table:formula="of:=[.C6]+ [.C7]" office:value-type="float" office:value="719.157486788021">
            <text:p>719.2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2">
            <text:p>19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table:number-columns-repeated="2" office:value-type="float" office:value="58.1">
            <text:p>58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6.2">
            <text:p>11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51.3666666666667">
            <text:p>51.4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draw:notify-on-update-of-ranges="DISKXFER.B1:DISKXFER.E1 DISKXFER.B6:DISKXFER.E6 DISKXFER.B7:DISKXFER.E7 DISKXFER.B8:DISKXFER.E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51.3666666666667">
            <text:p>51.4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0.3439757733074">
            <text:p>30.3</text:p>
          </table:table-cell>
          <table:table-cell table:style-name="ce11" table:formula="of:=IF([.C6]=0;0;MAX(SUMPRODUCT([.C2:.C4];[.C2:.C4])/SUM([.C2:.C4])-[.C6];0))" office:value-type="float" office:value="30.3439757733074">
            <text:p>30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4.2893575600259">
            <text:p>14.3</text:p>
          </table:table-cell>
          <table:table-cell table:style-name="ce11" table:formula="of:=ABS(MAX([.C2:.C4])-[.C6]-[.C7])" office:value-type="float" office:value="14.2893575600259">
            <text:p>14.3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81.7106424399741">
            <text:p>81.7</text:p>
          </table:table-cell>
          <table:table-cell table:style-name="ce11" table:formula="of:=[.C6]+ [.C7]" office:value-type="float" office:value="81.7106424399741">
            <text:p>81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41.7">
            <text:p>41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1.6333333333333">
            <text:p>41.6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0533760341667744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0666132906325032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20.4">
            <text:p>520.4</text:p>
          </table:table-cell>
          <table:table-cell office:value-type="float" office:value="2.9">
            <text:p>2.9</text:p>
          </table:table-cell>
          <table:table-cell office:value-type="float" office:value="517.4">
            <text:p>517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9.1">
            <text:p>809.1</text:p>
          </table:table-cell>
          <table:table-cell office:value-type="float" office:value="1115.1">
            <text:p>1115.1</text:p>
          </table:table-cell>
          <table:table-cell office:value-type="float" office:value="-1">
            <text:p>-1</text:p>
          </table:table-cell>
          <table:table-cell office:value-type="float" office:value="141.5">
            <text:p>141.5</text:p>
          </table:table-cell>
          <table:table-cell office:value-type="float" office:value="0">
            <text:p>0</text:p>
          </table:table-cell>
          <table:table-cell office:value-type="float" office:value="318.9">
            <text:p>318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21.9">
            <text:p>521.9</text:p>
          </table:table-cell>
          <table:table-cell office:value-type="float" office:value="6.1">
            <text:p>6.1</text:p>
          </table:table-cell>
          <table:table-cell office:value-type="float" office:value="515.8">
            <text:p>515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office:value-type="float" office:value="1107.5">
            <text:p>1107.5</text:p>
          </table:table-cell>
          <table:table-cell office:value-type="float" office:value="-1">
            <text:p>-1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324.7">
            <text:p>324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30">
            <text:p>430</text:p>
          </table:table-cell>
          <table:table-cell office:value-type="float" office:value="10.2">
            <text:p>10.2</text:p>
          </table:table-cell>
          <table:table-cell office:value-type="float" office:value="419.8">
            <text:p>419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11.3">
            <text:p>811.3</text:p>
          </table:table-cell>
          <table:table-cell office:value-type="float" office:value="1204.6">
            <text:p>1204.6</text:p>
          </table:table-cell>
          <table:table-cell office:value-type="float" office:value="-1">
            <text:p>-1</text:p>
          </table:table-cell>
          <table:table-cell office:value-type="float" office:value="143.5">
            <text:p>143.5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0">
            <text:p>0</text:p>
          </table:table-cell>
          <table:table-cell office:value-type="float" office:value="202.9">
            <text:p>202.9</text:p>
          </table:table-cell>
          <table:table-cell office:value-type="float" office:value="0">
            <text:p>0</text:p>
          </table:table-cell>
          <table:table-cell office:value-type="float" office:value="490.7">
            <text:p>490.7</text:p>
          </table:table-cell>
          <table:table-cell office:value-type="float" office:value="0">
            <text:p>0</text:p>
          </table:table-cell>
          <table:table-cell office:value-type="float" office:value="693.6">
            <text:p>693.6</text:p>
          </table:table-cell>
          <table:table-cell office:value-type="float" office:value="202.9">
            <text:p>202.9</text:p>
          </table:table-cell>
          <table:table-cell office:value-type="float" office:value="-490.7">
            <text:p>-490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0">
            <text:p>0</text:p>
          </table:table-cell>
          <table:table-cell office:value-type="float" office:value="103.6">
            <text:p>103.6</text:p>
          </table:table-cell>
          <table:table-cell office:value-type="float" office:value="0">
            <text:p>0</text:p>
          </table:table-cell>
          <table:table-cell office:value-type="float" office:value="1942.5">
            <text:p>1942.5</text:p>
          </table:table-cell>
          <table:table-cell office:value-type="float" office:value="0">
            <text:p>0</text:p>
          </table:table-cell>
          <table:table-cell office:value-type="float" office:value="2046.1">
            <text:p>2046.1</text:p>
          </table:table-cell>
          <table:table-cell office:value-type="float" office:value="103.6">
            <text:p>103.6</text:p>
          </table:table-cell>
          <table:table-cell office:value-type="float" office:value="-1942.5">
            <text:p>-1942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102.5">
            <text:p>102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811.133333333333">
            <text:p>811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66.2881951219512">
            <text:p>66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838.448642502945">
            <text:p>838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4.1118048780488">
            <text:p>34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92.918024163721">
            <text:p>292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0">
            <text:p>0</text:p>
          </table:table-cell>
          <table:table-cell office:value-type="float" office:value="644.9">
            <text:p>644.9</text:p>
          </table:table-cell>
          <table:table-cell office:value-type="float" office:value="0">
            <text:p>0</text:p>
          </table:table-cell>
          <table:table-cell office:value-type="float" office:value="761.2">
            <text:p>761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0">
            <text:p>0</text:p>
          </table:table-cell>
          <table:table-cell office:value-type="float" office:value="827.2">
            <text:p>827.2</text:p>
          </table:table-cell>
          <table:table-cell office:value-type="float" office:value="0">
            <text:p>0</text:p>
          </table:table-cell>
          <table:table-cell office:value-type="float" office:value="1531.9">
            <text:p>1531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95.566666666667">
            <text:p>495.6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764.666666666667">
            <text:p>764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44.575265128585">
            <text:p>244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510.897352513804">
            <text:p>510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87.0580682047487">
            <text:p>87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56.335980819529">
            <text:p>256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854.8">
            <text:p>1854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.4">
            <text:p>0.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70">
            <text:p>1770</text:p>
          </table:table-cell>
          <table:table-cell table:number-columns-repeated="3" office:value-type="float" office:value="-1">
            <text:p>-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39">
            <text:p>39</text:p>
          </table:table-cell>
          <table:table-cell table:number-columns-repeated="13" office:value-type="float" office:value="-1">
            <text:p>-1</text:p>
          </table:table-cell>
          <table:table-cell office:value-type="float" office:value="58020">
            <text:p>58020</text:p>
          </table:table-cell>
          <table:table-cell office:value-type="float" office:value="-1">
            <text:p>-1</text:p>
          </table:table-cell>
          <table:table-cell office:value-type="float" office:value="1121">
            <text:p>1121</text:p>
          </table:table-cell>
          <table:table-cell office:value-type="float" office:value="697">
            <text:p>697</text:p>
          </table:table-cell>
          <table:table-cell office:value-type="float" office:value="-1">
            <text:p>-1</text:p>
          </table:table-cell>
          <table:table-cell office:value-type="float" office:value="243350">
            <text:p>243350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69">
            <text:p>69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table:number-columns-repeated="3" office:value-type="float" office:value="-1">
            <text:p>-1</text:p>
          </table:table-cell>
          <table:table-cell office:value-type="float" office:value="18">
            <text:p>1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0">
            <text:p>0</text:p>
          </table:table-cell>
          <table:table-cell office:value-type="float" office:value="-243351">
            <text:p>-243351</text:p>
          </table:table-cell>
          <table:table-cell table:number-columns-repeated="9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6171">
            <text:p>16171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table:number-columns-repeated="12" office:value-type="float" office:value="0">
            <text:p>0</text:p>
          </table:table-cell>
          <table:table-cell office:value-type="float" office:value="-56">
            <text:p>-56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30">
            <text:p>-3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56M12S">
            <text:p>10:56:12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4H56M12S">
            <text:p>10:5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56M42S">
            <text:p>10:56:42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4H56M42S">
            <text:p>10:5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57M12S">
            <text:p>10:57:12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4H57M12S">
            <text:p>10:57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12.5">
            <text:p>12.5</text:p>
          </table:table-cell>
          <table:table-cell office:value-type="float" office:value="3.3">
            <text:p>3.3</text:p>
          </table:table-cell>
          <table:table-cell office:value-type="float" office:value="1.9">
            <text:p>1.9</text:p>
          </table:table-cell>
          <table:table-cell office:value-type="float" office:value="82.3">
            <text:p>82.3</text:p>
          </table:table-cell>
          <table:table-cell office:value-type="float" office:value="15.8">
            <text:p>15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39">
            <text:p>39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2.9">
            <text:p>42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7.3666666666667">
            <text:p>17.37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79.1">
            <text:p>79.1</text:p>
          </table:table-cell>
          <table:table-cell office:value-type="float" office:value="19.8666666666667">
            <text:p>19.8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13">
            <text:p>13</text:p>
          </table:table-cell>
          <table:table-cell office:value-type="float" office:value="3.4">
            <text:p>3.4</text:p>
          </table:table-cell>
          <table:table-cell office:value-type="float" office:value="3.9">
            <text:p>3.9</text:p>
          </table:table-cell>
          <table:table-cell office:value-type="float" office:value="79.8">
            <text:p>79.8</text:p>
          </table:table-cell>
          <table:table-cell office:value-type="float" office:value="16.4">
            <text:p>16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47.7">
            <text:p>47.7</text:p>
          </table:table-cell>
          <table:table-cell office:value-type="float" office:value="4">
            <text:p>4</text:p>
          </table:table-cell>
          <table:table-cell office:value-type="float" office:value="1.3">
            <text:p>1.3</text:p>
          </table:table-cell>
          <table:table-cell office:value-type="float" office:value="47">
            <text:p>47</text:p>
          </table:table-cell>
          <table:table-cell office:value-type="float" office:value="51.7">
            <text:p>51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4">
            <text:p>20.4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53333333333333">
            <text:p>2.53</text:p>
          </table:table-cell>
          <table:table-cell office:value-type="float" office:value="1.73333333333333">
            <text:p>1.73</text:p>
          </table:table-cell>
          <table:table-cell office:value-type="float" office:value="75.3666666666667">
            <text:p>75.37</text:p>
          </table:table-cell>
          <table:table-cell office:value-type="float" office:value="22.9333333333333">
            <text:p>22.9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13.9">
            <text:p>13.9</text:p>
          </table:table-cell>
          <table:table-cell office:value-type="float" office:value="3.4">
            <text:p>3.4</text:p>
          </table:table-cell>
          <table:table-cell office:value-type="float" office:value="3.7">
            <text:p>3.7</text:p>
          </table:table-cell>
          <table:table-cell office:value-type="float" office:value="78.9">
            <text:p>78.9</text:p>
          </table:table-cell>
          <table:table-cell office:value-type="float" office:value="17.3">
            <text:p>1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45.2">
            <text:p>45.2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48.7">
            <text:p>48.7</text:p>
          </table:table-cell>
          <table:table-cell office:value-type="float" office:value="49.7">
            <text:p>49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8666666666667">
            <text:p>19.87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7">
            <text:p>2.7</text:p>
          </table:table-cell>
          <table:table-cell office:value-type="float" office:value="1.73333333333333">
            <text:p>1.73</text:p>
          </table:table-cell>
          <table:table-cell office:value-type="float" office:value="75.6">
            <text:p>75.6</text:p>
          </table:table-cell>
          <table:table-cell office:value-type="float" office:value="22.5666666666667">
            <text:p>22.5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12S">
            <text:p>10:56:1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6M42S">
            <text:p>10:56:42</text:p>
          </table:table-cell>
          <table:table-cell office:value-type="float" office:value="15.7">
            <text:p>15.7</text:p>
          </table:table-cell>
          <table:table-cell office:value-type="float" office:value="3.9">
            <text:p>3.9</text:p>
          </table:table-cell>
          <table:table-cell office:value-type="float" office:value="18.4">
            <text:p>18.4</text:p>
          </table:table-cell>
          <table:table-cell office:value-type="float" office:value="62">
            <text:p>62</text:p>
          </table:table-cell>
          <table:table-cell office:value-type="float" office:value="19.6">
            <text:p>19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57M12S">
            <text:p>10:57:12</text:p>
          </table:table-cell>
          <table:table-cell office:value-type="float" office:value="48.3">
            <text:p>48.3</text:p>
          </table:table-cell>
          <table:table-cell office:value-type="float" office:value="5.5">
            <text:p>5.5</text:p>
          </table:table-cell>
          <table:table-cell office:value-type="float" office:value="13.9">
            <text:p>13.9</text:p>
          </table:table-cell>
          <table:table-cell office:value-type="float" office:value="32.2">
            <text:p>32.2</text:p>
          </table:table-cell>
          <table:table-cell office:value-type="float" office:value="53.8">
            <text:p>53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5333333333333">
            <text:p>21.53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2">
            <text:p>3.2</text:p>
          </table:table-cell>
          <table:table-cell office:value-type="float" office:value="10.8">
            <text:p>10.8</text:p>
          </table:table-cell>
          <table:table-cell office:value-type="float" office:value="64.4333333333333">
            <text:p>64.43</text:p>
          </table:table-cell>
          <table:table-cell office:value-type="float" office:value="24.7333333333333">
            <text:p>24.7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1/4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56:12</text:p>
              </table:table-cell>
              <table:table-cell office:value-type="float" office:value="2">
                <text:p text:id="CPU_ALL.F2:CPU_ALL.F4">2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17.3">
                <text:p>17.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49.9">
                <text:p>49.9</text:p>
              </table:table-cell>
              <table:table-cell office:value-type="float" office:value="116.2">
                <text:p>11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248cm" svg:y="0.256cm" chart:style-name="ch2">
          <text:p>Disk %Busy JMeter_Test_390_Threads  11/4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0:56:12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39.6">
                <text:p>39.6</text:p>
              </table:table-cell>
              <table:table-cell office:value-type="float" office:value="39.6">
                <text:p>3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24.5">
                <text:p>24.5</text:p>
              </table:table-cell>
              <table:table-cell office:value-type="float" office:value="24.4">
                <text:p>2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758cm" svg:y="0.256cm" chart:style-name="ch2">
          <text:p>Disk Read KB/s JMeter_Test_390_Threads  11/4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758cm" svg:y="0.256cm" chart:style-name="ch2">
          <text:p>Disk Read KB/s JMeter_Test_390_Threads  11/4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0:56:12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679cm" svg:y="0.256cm" chart:style-name="ch2">
          <text:p>Disk Write KB/s JMeter_Test_390_Threads  11/4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454.133333333333">
                <text:p text:id="DISKWRITE.B6:DISKWRITE.E6">454.133333333333</text:p>
              </table:table-cell>
              <table:table-cell office:value-type="float" office:value="454.133333333333">
                <text:p>454.1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65.024153454688">
                <text:p text:id="DISKWRITE.B7:DISKWRITE.E7">265.024153454688</text:p>
              </table:table-cell>
              <table:table-cell office:value-type="float" office:value="265.024153454688">
                <text:p>265.024153454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2.842513211979">
                <text:p text:id="DISKWRITE.B8:DISKWRITE.E8">122.842513211979</text:p>
              </table:table-cell>
              <table:table-cell office:value-type="float" office:value="122.842513211979">
                <text:p>122.84251321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679cm" svg:y="0.256cm" chart:style-name="ch2">
          <text:p>Disk Write KB/s JMeter_Test_390_Threads  11/4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0:56:12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842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520.4">
                <text:p>520.4</text:p>
              </table:table-cell>
              <table:table-cell office:value-type="float" office:value="520.4">
                <text:p>52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383cm" svg:y="0.256cm" chart:style-name="ch2">
          <text:p>Disk transfers per second JMeter_Test_390_Threads  11/4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51.3666666666667">
                <text:p text:id="DISKXFER.B6:DISKXFER.E6">51.3666666666667</text:p>
              </table:table-cell>
              <table:table-cell office:value-type="float" office:value="51.3666666666667">
                <text:p>51.3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0.3439757733074">
                <text:p text:id="DISKXFER.B7:DISKXFER.E7">30.3439757733074</text:p>
              </table:table-cell>
              <table:table-cell office:value-type="float" office:value="30.3439757733074">
                <text:p>30.3439757733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4.2893575600259">
                <text:p text:id="DISKXFER.B8:DISKXFER.E8">14.2893575600259</text:p>
              </table:table-cell>
              <table:table-cell office:value-type="float" office:value="14.2893575600259">
                <text:p>14.2893575600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383cm" svg:y="0.256cm" chart:style-name="ch2">
          <text:p>Disk transfers per second JMeter_Test_390_Threads  11/4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0:56:12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58.1">
                <text:p>58.1</text:p>
              </table:table-cell>
              <table:table-cell office:value-type="float" office:value="58.1">
                <text:p>5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11/4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1.6333333333333">
                <text:p text:id="JFSFILE.B6:JFSFILE.F6">41.6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0533760341667744">
                <text:p text:id="JFSFILE.B7:JFSFILE.F7">0.0000533760341667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0666132906325032">
                <text:p text:id="JFSFILE.B8:JFSFILE.F8">0.0666132906325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390_Threads  11/4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0:56:12</text:p>
              </table:table-cell>
              <table:table-cell office:value-type="float" office:value="520.4">
                <text:p text:id="MEM.F2:MEM.F4">520.4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521.9">
                <text:p>521.9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430">
                <text:p>43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0:56:12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390_Threads  11/4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56:12</text:p>
              </table:table-cell>
              <table:table-cell office:value-type="float" office:value="1.5">
                <text:p text:id="CPU_ALL.B2:CPU_ALL.B4">1.5</text:p>
              </table:table-cell>
              <table:table-cell office:value-type="float" office:value="0.5">
                <text:p text:id="CPU_ALL.C2:CPU_ALL.C4">0.5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13.8">
                <text:p>13.8</text:p>
              </table:table-cell>
              <table:table-cell office:value-type="float" office:value="3.5">
                <text:p>3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45.4">
                <text:p>45.4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390_Threads (KB/s) - 11/4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0:56:12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">
                <text:p text:id="NET.H2:NET.H4">1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-490.7">
                <text:p>-490.7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-1942.5">
                <text:p>-1942.5</text:p>
              </table:table-cell>
              <table:table-cell office:value-type="float" office:value="103.6">
                <text:p>103.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390_Threads (KB/s)  11/4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102.5">
                <text:p>102.5</text:p>
              </table:table-cell>
              <table:table-cell office:value-type="float" office:value="0">
                <text:p>0</text:p>
              </table:table-cell>
              <table:table-cell office:value-type="float" office:value="811.133333333333">
                <text:p>811.13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66.2881951219512">
                <text:p>66.2881951219512</text:p>
              </table:table-cell>
              <table:table-cell office:value-type="float" office:value="0">
                <text:p>0</text:p>
              </table:table-cell>
              <table:table-cell office:value-type="float" office:value="838.448642502945">
                <text:p>838.448642502945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4.1118048780488">
                <text:p>34.1118048780488</text:p>
              </table:table-cell>
              <table:table-cell office:value-type="float" office:value="0">
                <text:p>0</text:p>
              </table:table-cell>
              <table:table-cell office:value-type="float" office:value="292.918024163721">
                <text:p>292.91802416372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390_Threads (KB/s)  11/4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0:56:12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">
                <text:p text:id="NET.C2:NET.C4">1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0">
                <text:p>0</text:p>
              </table:table-cell>
              <table:table-cell office:value-type="float" office:value="202.9">
                <text:p>202.9</text:p>
              </table:table-cell>
              <table:table-cell office:value-type="float" office:value="0">
                <text:p>0</text:p>
              </table:table-cell>
              <table:table-cell office:value-type="float" office:value="490.7">
                <text:p>490.7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0">
                <text:p>0</text:p>
              </table:table-cell>
              <table:table-cell office:value-type="float" office:value="103.6">
                <text:p>103.6</text:p>
              </table:table-cell>
              <table:table-cell office:value-type="float" office:value="0">
                <text:p>0</text:p>
              </table:table-cell>
              <table:table-cell office:value-type="float" office:value="1942.5">
                <text:p>1942.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390_Threads  11/4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95.566666666667">
                <text:p>495.566666666667</text:p>
              </table:table-cell>
              <table:table-cell office:value-type="float" office:value="0">
                <text:p>0</text:p>
              </table:table-cell>
              <table:table-cell office:value-type="float" office:value="764.666666666667">
                <text:p>764.666666666667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44.575265128585">
                <text:p>244.575265128585</text:p>
              </table:table-cell>
              <table:table-cell office:value-type="float" office:value="0">
                <text:p>0</text:p>
              </table:table-cell>
              <table:table-cell office:value-type="float" office:value="510.897352513804">
                <text:p>510.897352513804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87.0580682047487">
                <text:p>87.0580682047487</text:p>
              </table:table-cell>
              <table:table-cell office:value-type="float" office:value="0">
                <text:p>0</text:p>
              </table:table-cell>
              <table:table-cell office:value-type="float" office:value="256.335980819529">
                <text:p>256.3359808195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390_Threads  11/4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0:56:12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4.6">
                <text:p text:id="NETPACKET.C2:NETPACKET.C4">14.6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0">
                <text:p>0</text:p>
              </table:table-cell>
              <table:table-cell office:value-type="float" office:value="644.9">
                <text:p>644.9</text:p>
              </table:table-cell>
              <table:table-cell office:value-type="float" office:value="0">
                <text:p>0</text:p>
              </table:table-cell>
              <table:table-cell office:value-type="float" office:value="761.2">
                <text:p>761.2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0">
                <text:p>0</text:p>
              </table:table-cell>
              <table:table-cell office:value-type="float" office:value="827.2">
                <text:p>827.2</text:p>
              </table:table-cell>
              <table:table-cell office:value-type="float" office:value="0">
                <text:p>0</text:p>
              </table:table-cell>
              <table:table-cell office:value-type="float" office:value="1531.9">
                <text:p>1531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90_Threads  11/4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56:12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11/4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56:12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1854.8">
                <text:p>185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1770">
                <text:p>177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11/4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56:12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11/4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0:56:12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11/4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0:56:12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56:12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390_Threads  11/4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0:56:12</text:p>
              </table:table-cell>
              <table:table-cell office:value-type="float" office:value="0.6">
                <text:p text:id="CPU01.B2:CPU01.B4">0.6</text:p>
              </table:table-cell>
              <table:table-cell office:value-type="float" office:value="0.3">
                <text:p text:id="CPU01.C2:CPU01.C4">0.3</text:p>
              </table:table-cell>
              <table:table-cell office:value-type="float" office:value="0.1">
                <text:p text:id="CPU01.D2:CPU01.D4">0.1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12.5">
                <text:p>12.5</text:p>
              </table:table-cell>
              <table:table-cell office:value-type="float" office:value="3.3">
                <text:p>3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39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390_Threads  11/4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0:56:12</text:p>
              </table:table-cell>
              <table:table-cell office:value-type="float" office:value="0.5">
                <text:p text:id="CPU02.B2:CPU02.B4">0.5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13">
                <text:p>13</text:p>
              </table:table-cell>
              <table:table-cell office:value-type="float" office:value="3.4">
                <text:p>3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47.7">
                <text:p>47.7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390_Threads  11/4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0:56:12</text:p>
              </table:table-cell>
              <table:table-cell office:value-type="float" office:value="0.5">
                <text:p text:id="CPU03.B2:CPU03.B4">0.5</text:p>
              </table:table-cell>
              <table:table-cell office:value-type="float" office:value="0.2">
                <text:p text:id="CPU03.C2:CPU03.C4">0.2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13.9">
                <text:p>13.9</text:p>
              </table:table-cell>
              <table:table-cell office:value-type="float" office:value="3.4">
                <text:p>3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45.2">
                <text:p>45.2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390_Threads  11/4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0:56:12</text:p>
              </table:table-cell>
              <table:table-cell office:value-type="float" office:value="0.6">
                <text:p text:id="CPU04.B2:CPU04.B4">0.6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1">
                <text:p text:id="CPU04.D2:CPU04.D4">0.1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15.7">
                <text:p>15.7</text:p>
              </table:table-cell>
              <table:table-cell office:value-type="float" office:value="3.9">
                <text:p>3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48.3">
                <text:p>48.3</text:p>
              </table:table-cell>
              <table:table-cell office:value-type="float" office:value="5.5">
                <text:p>5.5</text:p>
              </table:table-cell>
              <table:table-cell office:value-type="float" office:value="13.9">
                <text:p>13.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1/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7.3666666666667">
                <text:p text:id="CPU_SUMM.B2:CPU_SUMM.B5">17.3666666666667</text:p>
              </table:table-cell>
              <table:table-cell office:value-type="float" office:value="2.5">
                <text:p text:id="CPU_SUMM.C2:CPU_SUMM.C5">2.5</text:p>
              </table:table-cell>
              <table:table-cell office:value-type="float" office:value="1">
                <text:p text:id="CPU_SUMM.D2:CPU_SUMM.D5">1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0.4">
                <text:p>20.4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9.8666666666667">
                <text:p>19.8666666666667</text:p>
              </table:table-cell>
              <table:table-cell office:value-type="float" office:value="2.7">
                <text:p>2.7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1.5333333333333">
                <text:p>21.5333333333333</text:p>
              </table:table-cell>
              <table:table-cell office:value-type="float" office:value="3.2">
                <text:p>3.2</text:p>
              </table:table-cell>
              <table:table-cell office:value-type="float" office:value="10.8">
                <text:p>10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390_Threads - 11/4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0:56:12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0">
                <text:p>0</text:p>
              </table:table-cell>
              <table:table-cell office:value-type="float" office:value="1684">
                <text:p>168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0">
                <text:p>0</text:p>
              </table:table-cell>
              <table:table-cell office:value-type="float" office:value="1040.8">
                <text:p>1040.8</text:p>
              </table:table-cell>
              <table:table-cell office:value-type="float" office:value="116.2">
                <text:p>11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390_Threads  11/4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908.266666666667">
                <text:p>908.266666666667</text:p>
              </table:table-cell>
              <table:table-cell office:value-type="float" office:value="102.733333333333">
                <text:p>102.733333333333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530.048306909375">
                <text:p>530.048306909375</text:p>
              </table:table-cell>
              <table:table-cell office:value-type="float" office:value="60.6879515466148">
                <text:p>60.6879515466148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45.685026423958">
                <text:p>245.685026423958</text:p>
              </table:table-cell>
              <table:table-cell office:value-type="float" office:value="28.5787151200519">
                <text:p>28.57871512005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674cm" svg:y="0.256cm" chart:style-name="ch2">
          <text:p>Disk Block Size JMeter_Test_390_Threads (Kbytes)  11/4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5.93333333333333">
                <text:p text:id="DISKBSIZE.B6:DISKBSIZE.E6">5.93333333333333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.96779026217228">
                <text:p text:id="DISKBSIZE.B7:DISKBSIZE.E7">2.96779026217228</text:p>
              </table:table-cell>
              <table:table-cell office:value-type="float" office:value="2.96779026217228">
                <text:p>2.96779026217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0988764044943817">
                <text:p text:id="DISKBSIZE.B8:DISKBSIZE.E8">0.0988764044943817</text:p>
              </table:table-cell>
              <table:table-cell office:value-type="float" office:value="0.0988764044943817">
                <text:p>0.0988764044943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674cm" svg:y="0.256cm" chart:style-name="ch2">
          <text:p>Disk Block Size JMeter_Test_390_Threads (Kbytes)  11/4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0:56:12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0:56:42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248cm" svg:y="0.256cm" chart:style-name="ch2">
          <text:p>Disk %Busy JMeter_Test_390_Threads  11/4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1.3666666666667">
                <text:p text:id="DISKBUSY.B6:DISKBUSY.E6">21.3666666666667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2.461882475299">
                <text:p text:id="DISKBUSY.B7:DISKBUSY.E7">12.461882475299</text:p>
              </table:table-cell>
              <table:table-cell office:value-type="float" office:value="12.4716666666667">
                <text:p>12.471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.77145085803432">
                <text:p text:id="DISKBUSY.B8:DISKBUSY.E8">5.77145085803432</text:p>
              </table:table-cell>
              <table:table-cell office:value-type="float" office:value="5.795">
                <text:p>5.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